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579d1c" draw:textarea-horizontal-align="justify" draw:textarea-vertical-align="middle" draw:auto-grow-height="false"/>
    </style:style>
    <style:style style:name="gr2" style:family="graphic" style:parent-style-name="standard">
      <style:graphic-properties draw:fill="solid" draw:fill-color="#c5000b" draw:textarea-horizontal-align="justify" draw:textarea-vertical-align="middle" draw:auto-grow-height="false"/>
    </style:style>
    <style:style style:name="gr3" style:family="graphic" style:parent-style-name="standard">
      <style:graphic-properties draw:stroke="dash" draw:stroke-dash="Ultrafine_20_Dashed" draw:fill="none" draw:textarea-horizontal-align="justify" draw:textarea-vertical-align="middle" draw:auto-grow-height="false"/>
    </style:style>
    <style:style style:name="gr4" style:family="graphic" style:parent-style-name="measure">
      <style:graphic-properties draw:textarea-vertical-align="middle"/>
    </style:style>
    <style:style style:name="gr5" style:family="graphic" style:parent-style-name="standard">
      <style:graphic-properties draw:fill="solid" draw:fill-color="#579d1c" draw:textarea-horizontal-align="justify" draw:textarea-vertical-align="middle" draw:auto-grow-height="false"/>
    </style:style>
    <style:style style:name="gr6" style:family="graphic" style:parent-style-name="standard">
      <style:graphic-properties draw:fill="solid" draw:fill-color="#aecf00" draw:textarea-horizontal-align="justify" draw:textarea-vertical-align="middle" draw:auto-grow-height="false"/>
    </style:style>
    <style:style style:name="gr7" style:family="graphic" style:parent-style-name="standard">
      <style:graphic-properties draw:fill="solid" draw:fill-color="#7e0021" draw:textarea-horizontal-align="justify" draw:textarea-vertical-align="middle" draw:auto-grow-height="false"/>
    </style:style>
    <style:style style:name="gr8" style:family="graphic" style:parent-style-name="standard">
      <style:graphic-properties draw:stroke="dash" draw:stroke-dash="Fine_20_Dashed_20__28_var_29_" draw:fill="none"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draw:fill="solid" draw:fill-color="#b3b3b3" draw:textarea-horizontal-align="justify" draw:textarea-vertical-align="middle" draw:auto-grow-height="false"/>
    </style:style>
    <style:style style:name="gr12"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528cm" svg:height="1.528cm" draw:transform="rotate (-0.785398163397448) translate (2.223cm 2.413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 draw:layer="layout" svg:width="1.397cm" svg:height="1.397cm" svg:x="21.717cm" svg:y="14.98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6.985cm" svg:height="6.985cm" svg:x="18.923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4" draw:text-style-name="P1" draw:layer="layout" svg:x1="22.352cm" svg:y1="15.748cm" svg:x2="25.908cm" svg:y2="15.748cm">
          <text:p text:style-name="P2">dz</text:p>
        </draw:measure>
        <draw:custom-shape draw:style-name="gr5" draw:text-style-name="P1" draw:layer="layout" svg:width="1.397cm" svg:height="1.397cm" svg:x="21.336cm" svg:y="4.19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6.985cm" svg:height="6.985cm" svg:x="18.54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4" draw:text-style-name="P1" draw:layer="layout" svg:x1="21.971cm" svg:y1="4.953cm" svg:x2="25.527cm" svg:y2="4.953cm">
          <text:p text:style-name="P2">dz</text:p>
        </draw:measure>
        <draw:custom-shape draw:style-name="gr6" draw:text-style-name="P1" draw:layer="layout" svg:width="1.005cm" svg:height="1.005cm" svg:x="24.257cm" svg:y="17.791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25.273cm" svg:y="16.394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24.014cm" svg:y="12.319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17.907cm" svg:y="16.521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19.812cm" svg:y="7.747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18.045cm" svg:y="3.821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3.876cm" svg:y="8.255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4.765cm" svg:y="5.842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 draw:layer="layout" svg:width="1.528cm" svg:height="1.528cm" draw:transform="rotate (-0.785398163397448) translate (2.222cm 15.748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0.16cm" svg:height="18.034cm" svg:x="17.018cm" svg:y="1.27cm">
          <text:p text:style-name="P1">Closely Spaced Receivers &amp; Relays</text:p>
          <draw:enhanced-geometry svg:viewBox="0 0 21600 21600" draw:type="rectangle" draw:enhanced-path="M 0 0 L 21600 0 21600 21600 0 21600 0 0 Z N"/>
        </draw:custom-shape>
        <draw:custom-shape draw:style-name="gr6" draw:text-style-name="P1" draw:layer="layout" svg:width="1.005cm" svg:height="1.005cm" svg:x="19.558cm" svg:y="18.034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18.542cm" svg:y="14.108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5.908cm" svg:y="3.937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4.903cm" svg:y="1.535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17.918cm" svg:y="1.524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1" draw:layer="layout" svg:width="11.049cm" svg:height="6.985cm" svg:x="5.296cm" svg:y="6.985cm">
          <text:p text:style-name="P1">Spatial Interference Chann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layer="layout" svg:width="1.778cm" svg:height="0.962cm" svg:x="1.397cm" svg:y="1.905cm">
          <draw:text-box>
            <text:p>Tx1</text:p>
          </draw:text-box>
        </draw:frame>
        <draw:frame draw:style-name="gr10" draw:layer="layout" svg:width="1.778cm" svg:height="0.962cm" svg:x="1.397cm" svg:y="15.113cm">
          <draw:text-box>
            <text:p>Tx2</text:p>
          </draw:text-box>
        </draw:frame>
        <draw:frame draw:style-name="gr10" draw:layer="layout" svg:width="1.778cm" svg:height="0.962cm" svg:x="1.397cm" svg:y="1.905cm">
          <draw:text-box>
            <text:p>Tx1</text:p>
          </draw:text-box>
        </draw:frame>
        <draw:frame draw:style-name="gr10" draw:layer="layout" svg:width="1.778cm" svg:height="0.962cm" svg:x="21.209cm" svg:y="2.975cm">
          <draw:text-box>
            <text:p>Rx1</text:p>
          </draw:text-box>
        </draw:frame>
        <draw:frame draw:style-name="gr10" draw:layer="layout" svg:width="1.778cm" svg:height="0.962cm" svg:x="21.59cm" svg:y="13.643cm">
          <draw:text-box>
            <text:p>Rx2</text:p>
          </draw:text-box>
        </draw:frame>
        <draw:custom-shape draw:style-name="gr11" draw:text-style-name="P1" draw:layer="layout" svg:width="4.729cm" svg:height="0.762cm" draw:transform="rotate (0.753633171011151) translate (2.688cm 15.827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5.347cm" svg:height="0.762cm" draw:transform="rotate (-0.789412420677036) translate (3.237cm 3.935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4.097cm" svg:height="0.762cm" draw:transform="rotate (0.451342144565734) translate (14.904cm 7.248cm)">
          <text:p/>
          <draw:enhanced-geometry svg:viewBox="0 0 21600 21600" draw:text-areas="0 ?f0 ?f5 ?f2" draw:mirror-horizontal="false" draw:mirror-vertical="false"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4.097cm" svg:height="0.762cm" draw:transform="rotate (-0.584685299418101) translate (16.296cm 10.946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rnhard Gahr</meta:initial-creator>
    <meta:creation-date>2015-04-23T13:59:30</meta:creation-date>
    <dc:date>2015-04-23T14:00:47</dc:date>
    <dc:creator>Bernhard Gahr</dc:creator>
    <meta:editing-duration>P0D</meta:editing-duration>
    <meta:editing-cycles>1</meta:editing-cycles>
    <meta:document-statistic meta:object-count="55"/>
    <meta:generator>LibreOffice/3.5$Linux_X86_64 LibreOffice_project/350m1$Build-2</meta:generator>
  </office:meta>
</office:document-meta>
</file>